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54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5.00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padding="0.071cm"/>
    </style:style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fo:padding="0.071cm"/>
    </style:style>
    <style:style style:name="ce4" style:family="table-cell" style:parent-style-name="Default" style:data-style-name="N51"/>
    <style:style style:name="ce5" style:family="table-cell" style:parent-style-name="Default" style:data-style-name="N51">
      <style:table-cell-properties fo:padding="0.071cm"/>
    </style:style>
    <style:style style:name="ce6" style:family="table-cell" style:parent-style-name="Default" style:data-style-name="N144">
      <style:table-cell-properties fo:padding="0.071cm"/>
    </style:style>
    <style:style style:name="ce7" style:family="table-cell" style:parent-style-name="Default" style:data-style-name="N38"/>
    <style:style style:name="ce8" style:family="table-cell" style:parent-style-name="Default" style:data-style-name="N38">
      <style:table-cell-properties fo:padding="0.071cm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9"/>
        <table:table-row table:style-name="ro1">
          <table:table-cell table:style-name="ce1" office:value-type="string" calcext:value-type="string">
            <text:p>TimeCol</text:p>
          </table:table-cell>
          <table:table-cell table:style-name="ce1" office:value-type="string" calcext:value-type="string">
            <text:p>DateTimeCol</text:p>
          </table:table-cell>
          <table:table-cell table:style-name="ce6" office:value-type="string" calcext:value-type="string">
            <text:p>DateCol</text:p>
          </table:table-cell>
          <table:table-cell table:style-name="Default" office:value-type="string" calcext:value-type="string">
            <text:p>WrongFormats</text:p>
          </table:table-cell>
        </table:table-row>
        <table:table-row table:style-name="ro2">
          <table:table-cell table:formula="of:=TIME(23;0;0)" office:value-type="time" office:time-value="PT23H00M00S" calcext:value-type="time">
            <text:p>23:00:00</text:p>
          </table:table-cell>
          <table:table-cell table:style-name="ce4" office:value-type="date" office:date-value="2014-10-10T10:00:00" calcext:value-type="date">
            <text:p>10/10/2014 10:00:00</text:p>
          </table:table-cell>
          <table:table-cell table:style-name="ce7" table:formula="of:=DATE(2014;1;1)" office:value-type="date" office:date-value="2014-01-01" calcext:value-type="date">
            <text:p>01 January 2014</text:p>
          </table:table-cell>
          <table:table-cell table:formula="of:=TIME(1;1;1)" office:value-type="float" office:value="0.0423726851851852" calcext:value-type="float">
            <text:p>0.0423726851851852</text:p>
          </table:table-cell>
        </table:table-row>
        <table:table-row table:style-name="ro1">
          <table:table-cell table:formula="of:=TIME(26;0;0)" office:value-type="time" office:time-value="PT02H00M00S" calcext:value-type="time">
            <text:p>02:00:00</text:p>
          </table:table-cell>
          <table:table-cell table:style-name="ce4" table:formula="of:=[.A3]+[.C3]" office:value-type="date" office:date-value="1900-01-01T02:00:00" calcext:value-type="date">
            <text:p>01/01/1900 02:00:00</text:p>
          </table:table-cell>
          <table:table-cell table:formula="of:=DATE(1900;1;1)" office:value-type="date" office:date-value="1900-01-01" calcext:value-type="date">
            <text:p>01 January 1900</text:p>
          </table:table-cell>
          <table:table-cell table:formula="of:=TIME(1;1;1)" office:value-type="float" office:value="0.0423726851851852" calcext:value-type="float">
            <text:p>0.0423726851851852</text:p>
          </table:table-cell>
        </table:table-row>
        <table:table-row table:style-name="ro1">
          <table:table-cell table:formula="of:=TIME(1;1;1.009)" office:value-type="time" office:time-value="PT01H01M01.009S" calcext:value-type="time">
            <text:p>01:01:01</text:p>
          </table:table-cell>
          <table:table-cell office:value-type="date" office:date-value="2014-01-01T23:15:15" calcext:value-type="date">
            <text:p>01/01/2014 23:15:15</text:p>
          </table:table-cell>
          <table:table-cell table:formula="of:=DATE(1899;12;30)" office:value-type="date" office:date-value="1899-12-30" calcext:value-type="date">
            <text:p>30 December 1899</text:p>
          </table:table-cell>
          <table:table-cell table:formula="of:=TIME(1;1;1)" office:value-type="float" office:value="0.0423726851851852" calcext:value-type="float">
            <text:p>0.0423726851851852</text:p>
          </table:table-cell>
        </table:table-row>
        <table:table-row table:style-name="ro1">
          <table:table-cell table:style-name="ce3" table:formula="of:=[.A4]+[.A3]+[.A2]" office:value-type="time" office:time-value="PT26H01M01.009S" calcext:value-type="time">
            <text:p>02:01:01</text:p>
          </table:table-cell>
          <table:table-cell table:formula="of:=TIME(1;1;1)+DATE(2011;1;1)" office:value-type="date" office:date-value="2011-01-01T01:01:01" calcext:value-type="date">
            <text:p>01/01/2011 01:01:01</text:p>
          </table:table-cell>
          <table:table-cell table:formula="of:=DATE(2100;12;12)" office:value-type="date" office:date-value="2100-12-12" calcext:value-type="date">
            <text:p>12 December 2100</text:p>
          </table:table-cell>
          <table:table-cell table:formula="of:=TIME(1;1;1)" office:value-type="float" office:value="0.0423726851851852" calcext:value-type="float">
            <text:p>0.0423726851851852</text:p>
          </table:table-cell>
        </table:table-row>
        <table:table-row table:style-name="ro1">
          <table:table-cell table:style-name="ce3" office:value-type="time" office:time-value="PT01H01M01.00987S" calcext:value-type="time">
            <text:p>01:01:01</text:p>
          </table:table-cell>
          <table:table-cell table:formula="of:=TIME(1;1;1)+DATE(1900;1;1)" office:value-type="date" office:date-value="1900-01-01T01:01:01" calcext:value-type="date">
            <text:p>01/01/1900 01:01:01</text:p>
          </table:table-cell>
          <table:table-cell office:value-type="date" office:date-value="2014-03-01" calcext:value-type="date">
            <text:p>01 March 2014</text:p>
          </table:table-cell>
          <table:table-cell table:formula="of:=TIME(1;1;1)" office:value-type="float" office:value="0.0423726851851852" calcext:value-type="float">
            <text:p>0.0423726851851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41">
      <number:month/>
      <number:text>/</number:text>
      <number:day/>
      <number:text>/</number:text>
      <number:year number:style="long"/>
    </number:date-style>
    <number:date-style style:name="N143P0" style:volatile="true">
      <number:month/>
      <number:text>/</number:text>
      <number:day/>
      <number:text>/</number:text>
      <number:year/>
    </number:date-style>
    <number:text-style style:name="N143">
      <number:text-content/>
      <style:map style:condition="value()&gt;=0" style:apply-style-name="N143P0"/>
    </number:text-style>
    <number:date-style style:name="N144P0" style:volatile="true">
      <number:month/>
      <number:text>/</number:text>
      <number:day/>
      <number:text>/</number:text>
      <number:year number:style="long"/>
    </number:date-style>
    <number:text-style style:name="N144">
      <number:text-content/>
      <style:map style:condition="value()&gt;=0" style:apply-style-name="N144P0"/>
    </number:text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3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2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 style:data-style-name="N2" text:time-value="12:23:03.064026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2:01:51.589823410</meta:creation-date>
    <dc:date>2014-12-24T14:39:05.400237100</dc:date>
    <meta:editing-duration>PT2H16M18S</meta:editing-duration>
    <meta:editing-cycles>8</meta:editing-cycles>
    <meta:generator>LibreOffice/4.3.5.2.0$Linux_X86_64 LibreOffice_project/430m0$Build-2</meta:generator>
    <meta:document-statistic meta:table-count="1" meta:cell-count="24" meta:object-count="0"/>
  </office:meta>
</office:document-meta>
</file>